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type="double" style:text-underline-width="auto" style:text-underline-color="font-color" fo:font-weight="bold" officeooo:rsid="00128345" officeooo:paragraph-rsid="00128345" style:font-size-asian="13.1000003814697pt" style:font-weight-asian="bold" style:font-size-complex="15pt" style:font-weight-complex="bold"/>
    </style:style>
    <style:style style:name="P2" style:family="paragraph" style:parent-style-name="Standard" style:list-style-name="L1">
      <style:text-properties fo:font-size="12pt" style:text-underline-style="none" fo:font-weight="normal" officeooo:rsid="00128345" officeooo:paragraph-rsid="00128345" style:font-size-asian="10.5pt" style:font-weight-asian="normal" style:font-size-complex="12pt" style:font-weight-complex="normal"/>
    </style:style>
    <style:style style:name="P3" style:family="paragraph" style:parent-style-name="Standard" style:list-style-name="L2">
      <style:text-properties fo:font-size="12pt" style:text-underline-style="none" fo:font-weight="normal" officeooo:rsid="0013949f" officeooo:paragraph-rsid="0013949f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162627" officeooo:paragraph-rsid="0013949f" style:font-size-asian="10.5pt" style:font-weight-asian="normal" style:font-size-complex="12pt" style:font-weight-complex="normal"/>
    </style:style>
    <style:style style:name="P5" style:family="paragraph" style:parent-style-name="Standard" style:list-style-name="L3">
      <style:text-properties fo:font-size="12pt" style:text-underline-style="none" fo:font-weight="normal" officeooo:rsid="00162627" officeooo:paragraph-rsid="00162627" style:font-size-asian="10.5pt" style:font-weight-asian="normal" style:font-size-complex="12pt" style:font-weight-complex="normal"/>
    </style:style>
    <style:style style:name="T1" style:family="text">
      <style:text-properties officeooo:rsid="0013949f"/>
    </style:style>
    <style:style style:name="T2" style:family="text">
      <style:text-properties officeooo:rsid="001626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s:</text:p>
      <text:p text:style-name="P1"/>
      <text:list xml:id="list3735010294" text:style-name="L1">
        <text:list-item>
          <text:p text:style-name="P2">std is namespace</text:p>
        </text:list-item>
        <text:list-item>
          <text:p text:style-name="P2">“&lt;&lt;” ,”&gt;&gt;” are overloaded</text:p>
        </text:list-item>
        <text:list-item>
          <text:p text:style-name="P2">‘<text:span text:style-name="T1">&amp;</text:span>’ <text:span text:style-name="T1">can be used to create reference in cpp</text:span></text:p>
        </text:list-item>
      </text:list>
      <text:list xml:id="list1320750762" text:style-name="L2">
        <text:list-item>
          <text:list>
            <text:list-item>
              <text:p text:style-name="P3">int &amp;a <text:s/>= x</text:p>
            </text:list-item>
            <text:list-item>
              <text:p text:style-name="P3">cout&lt;&lt;a prints x</text:p>
            </text:list-item>
          </text:list>
        </text:list-item>
      </text:list>
      <text:p text:style-name="P4"/>
      <text:list xml:id="list3882969567" text:style-name="L3">
        <text:list-item>
          <text:p text:style-name="P5">In CPP , classes , functions or variables need to be declared before they are used i.e forward declaration is required</text:p>
        </text:list-item>
        <text:list-item>
          <text:p text:style-name="P5"/>
        </text:list-item>
      </text:list>
      <text:list xml:id="list235133797518896" text:continue-list="list1320750762" text:style-name="L2">
        <text:list-item>
          <text:list>
            <text:list-header>
              <text:p text:style-name="P3"/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21:39:54.689488322</meta:creation-date>
    <dc:date>2022-02-22T23:51:33.711004369</dc:date>
    <meta:editing-duration>PT4H14M2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9" meta:word-count="53" meta:character-count="243" meta:non-whitespace-character-count="204"/>
  </office:meta>
</office:document-meta>
</file>